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4]-[.C14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9">
            <text:p>2010/9/29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15]-[.C15]" office:value-type="float" office:value="55">
            <text:p>5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8">
            <text:p>88</text:p>
          </table:table-cell>
          <table:table-cell table:style-name="ce6" table:formula="of:=[.B17]-[.C17]" office:value-type="float" office:value="58">
            <text:p>5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table:formula="of:=[.B18]-[.C18]" office:value-type="float" office:value="68">
            <text:p>6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4" table:number-rows-repeated="50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67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2010/10/13</text:date>, <text:time>11:16:0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0-13T11:16:08.49</dc:date>
    <dc:language>en-US</dc:language>
    <meta:editing-cycles>19</meta:editing-cycles>
    <meta:editing-duration>PT03H40M19S</meta:editing-duration>
    <dc:creator>稜剛 張簡</dc:creator>
    <meta:document-statistic meta:table-count="2" meta:cell-count="119" meta:object-count="0"/>
    <meta:user-defined meta:name="Info 1"/>
    <meta:user-defined meta:name="Info 2"/>
    <meta:user-defined meta:name="Info 3"/>
    <meta:user-defined meta:name="Info 4"/>
  </office:meta>
</office:document-meta>
</file>